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" style:parent-style-name="Sansinterligne" style:family="paragraph">
      <style:text-properties fo:font-size="14pt" style:font-size-asian="14pt" style:font-size-complex="14pt" fo:language="en" fo:country="US"/>
    </style:style>
    <style:style style:name="P6" style:parent-style-name="Sansinterligne" style:family="paragraph">
      <style:text-properties fo:font-size="14pt" style:font-size-asian="14pt" style:font-size-complex="14pt" fo:language="en" fo:country="US"/>
    </style:style>
    <style:style style:name="P7" style:parent-style-name="Sansinterligne" style:family="paragraph">
      <style:text-properties fo:font-size="14pt" style:font-size-asian="14pt" style:font-size-complex="14pt" fo:language="en" fo:country="US"/>
    </style:style>
    <style:style style:name="P8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9" style:parent-style-name="Sansinterligne" style:family="paragraph">
      <style:text-properties fo:font-size="14pt" style:font-size-asian="14pt" style:font-size-complex="14pt" fo:language="en" fo:country="US"/>
    </style:style>
    <style:style style:name="P10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1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2" style:parent-style-name="Sansinterligne" style:family="paragraph">
      <style:text-properties fo:font-size="14pt" style:font-size-asian="14pt" style:font-size-complex="14pt" fo:language="en" fo:country="US"/>
    </style:style>
    <style:style style:name="P1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Sansinterligne" style:family="paragraph">
      <style:text-properties fo:font-size="14pt" style:font-size-asian="14pt" style:font-size-complex="14pt" fo:language="en" fo:country="US"/>
    </style:style>
    <style:style style:name="P20" style:parent-style-name="Sansinterligne" style:family="paragraph">
      <style:text-properties fo:font-size="14pt" style:font-size-asian="14pt" style:font-size-complex="14pt" fo:language="en" fo:country="US"/>
    </style:style>
    <style:style style:name="P21" style:parent-style-name="Sansinterligne" style:family="paragraph">
      <style:text-properties fo:font-size="14pt" style:font-size-asian="14pt" style:font-size-complex="14pt" fo:language="en" fo:country="US"/>
    </style:style>
    <style:style style:name="P2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" style:parent-style-name="Sansinterligne" style:family="paragraph">
      <style:text-properties style:font-name="Segoe UI" style:font-name-complex="Segoe UI" fo:color="#141414" fo:font-size="14pt" style:font-size-asian="14pt" style:font-size-complex="14pt" fo:background-color="#F8F8F8" fo:language="en" fo:country="US"/>
    </style:style>
    <style:style style:name="P24" style:parent-style-name="Sansinterligne" style:family="paragraph">
      <style:text-properties fo:font-size="14pt" style:font-size-asian="14pt" style:font-size-complex="14pt" fo:language="en" fo:country="US"/>
    </style:style>
    <style:style style:name="T2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6" style:parent-style-name="Sansinterligne" style:family="paragraph">
      <style:text-properties fo:font-size="14pt" style:font-size-asian="14pt" style:font-size-complex="14pt" fo:language="en" fo:country="US"/>
    </style:style>
    <style:style style:name="P27" style:parent-style-name="Sansinterligne" style:family="paragraph">
      <style:text-properties fo:font-size="14pt" style:font-size-asian="14pt" style:font-size-complex="14pt" fo:language="en" fo:country="US"/>
    </style:style>
    <style:style style:name="P2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9" style:parent-style-name="Sansinterligne" style:family="paragraph">
      <style:text-properties fo:font-size="14pt" style:font-size-asian="14pt" style:font-size-complex="14pt" fo:language="en" fo:country="US"/>
    </style:style>
    <style:style style:name="P30" style:parent-style-name="Sansinterligne" style:family="paragraph">
      <style:text-properties fo:font-size="14pt" style:font-size-asian="14pt" style:font-size-complex="14pt" fo:language="en" fo:country="US"/>
    </style:style>
    <style:style style:name="P31" style:parent-style-name="Sansinterligne" style:family="paragraph">
      <style:text-properties fo:font-size="14pt" style:font-size-asian="14pt" style:font-size-complex="14pt" fo:language="en" fo:country="US"/>
    </style:style>
    <style:style style:name="P32" style:parent-style-name="Sansinterligne" style:family="paragraph">
      <style:text-properties fo:font-size="14pt" style:font-size-asian="14pt" style:font-size-complex="14pt" fo:language="en" fo:country="US"/>
    </style:style>
    <style:style style:name="P33" style:parent-style-name="Sansinterligne" style:family="paragraph">
      <style:text-properties fo:font-size="14pt" style:font-size-asian="14pt" style:font-size-complex="14pt" fo:language="en" fo:country="US"/>
    </style:style>
    <style:style style:name="P3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Sansinterligne" style:family="paragraph">
      <style:text-properties fo:font-size="14pt" style:font-size-asian="14pt" style:font-size-complex="14pt" fo:language="en" fo:country="US"/>
    </style:style>
    <style:style style:name="P3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8" style:parent-style-name="Sansinterligne" style:family="paragraph">
      <style:text-properties fo:font-size="14pt" style:font-size-asian="14pt" style:font-size-complex="14pt" fo:language="en" fo:country="US"/>
    </style:style>
    <style:style style:name="P39" style:parent-style-name="Sansinterligne" style:family="paragraph">
      <style:text-properties fo:font-size="14pt" style:font-size-asian="14pt" style:font-size-complex="14pt" fo:language="en" fo:country="US"/>
    </style:style>
    <style:style style:name="P40" style:parent-style-name="Sansinterligne" style:family="paragraph">
      <style:text-properties fo:font-size="14pt" style:font-size-asian="14pt" style:font-size-complex="14pt" fo:language="en" fo:country="US"/>
    </style:style>
    <style:style style:name="P41" style:parent-style-name="Sansinterligne" style:family="paragraph">
      <style:text-properties fo:font-size="14pt" style:font-size-asian="14pt" style:font-size-complex="14pt" fo:language="en" fo:country="US"/>
    </style:style>
    <style:style style:name="P42" style:parent-style-name="Sansinterligne" style:family="paragraph">
      <style:text-properties fo:font-size="14pt" style:font-size-asian="14pt" style:font-size-complex="14pt" fo:language="en" fo:country="US"/>
    </style:style>
    <style:style style:name="P4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5" style:parent-style-name="Sansinterligne" style:family="paragraph">
      <style:text-properties fo:font-size="14pt" style:font-size-asian="14pt" style:font-size-complex="14pt" fo:language="en" fo:country="US"/>
    </style:style>
    <style:style style:name="P4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9" style:parent-style-name="Sansinterligne" style:family="paragraph">
      <style:text-properties fo:font-size="14pt" style:font-size-asian="14pt" style:font-size-complex="14pt" fo:language="en" fo:country="US"/>
    </style:style>
    <style:style style:name="P50" style:parent-style-name="Sansinterligne" style:family="paragraph">
      <style:text-properties fo:font-size="14pt" style:font-size-asian="14pt" style:font-size-complex="14pt" fo:language="en" fo:country="US"/>
    </style:style>
    <style:style style:name="P5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3" style:parent-style-name="Sansinterligne" style:family="paragraph">
      <style:text-properties fo:font-size="14pt" style:font-size-asian="14pt" style:font-size-complex="14pt" fo:language="en" fo:country="US"/>
    </style:style>
    <style:style style:name="P5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6" style:parent-style-name="Sansinterligne" style:family="paragraph">
      <style:text-properties fo:font-size="14pt" style:font-size-asian="14pt" style:font-size-complex="14pt" fo:language="en" fo:country="US"/>
    </style:style>
    <style:style style:name="P57" style:parent-style-name="Sansinterligne" style:family="paragraph">
      <style:text-properties fo:font-size="14pt" style:font-size-asian="14pt" style:font-size-complex="14pt" fo:language="en" fo:country="US"/>
    </style:style>
    <style:style style:name="P58" style:parent-style-name="Sansinterligne" style:family="paragraph">
      <style:text-properties fo:font-size="14pt" style:font-size-asian="14pt" style:font-size-complex="14pt" fo:language="en" fo:country="US"/>
    </style:style>
    <style:style style:name="P5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1" style:parent-style-name="Sansinterligne" style:family="paragraph">
      <style:text-properties fo:font-size="14pt" style:font-size-asian="14pt" style:font-size-complex="14pt" fo:language="en" fo:country="US"/>
    </style:style>
    <style:style style:name="P62" style:parent-style-name="Sansinterligne" style:family="paragraph">
      <style:text-properties fo:font-size="14pt" style:font-size-asian="14pt" style:font-size-complex="14pt" fo:language="en" fo:country="US"/>
    </style:style>
    <style:style style:name="P63" style:parent-style-name="Sansinterligne" style:family="paragraph">
      <style:text-properties fo:font-size="14pt" style:font-size-asian="14pt" style:font-size-complex="14pt" fo:language="en" fo:country="US"/>
    </style:style>
    <style:style style:name="P64" style:parent-style-name="Sansinterligne" style:family="paragraph">
      <style:text-properties fo:font-size="14pt" style:font-size-asian="14pt" style:font-size-complex="14pt" fo:language="en" fo:country="US"/>
    </style:style>
    <style:style style:name="P65" style:parent-style-name="Sansinterligne" style:family="paragraph">
      <style:text-properties fo:font-size="12pt" style:font-size-asian="12pt" style:font-size-complex="12pt" fo:language="en" fo:country="US"/>
    </style:style>
    <style:style style:name="P66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7" style:parent-style-name="Sansinterligne" style:family="paragraph">
      <style:text-properties fo:font-size="12pt" style:font-size-asian="12pt" style:font-size-complex="12pt" fo:language="en" fo:country="US"/>
    </style:style>
    <style:style style:name="P68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Sansinterligne" style:family="paragraph">
      <style:text-properties fo:font-size="14pt" style:font-size-asian="14pt" style:font-size-complex="14pt" fo:language="en" fo:country="US"/>
    </style:style>
    <style:style style:name="P70" style:parent-style-name="Sansinterligne" style:family="paragraph">
      <style:text-properties fo:font-size="12pt" style:font-size-asian="12pt" style:font-size-complex="12pt" fo:language="en" fo:country="US"/>
    </style:style>
    <style:style style:name="P71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3" style:parent-style-name="Sansinterligne" style:list-style-name="LFO1" style:family="paragraph">
      <style:text-properties style:font-name-complex="Calibri" fo:color="#141414" fo:font-size="14pt" style:font-size-asian="14pt" style:font-size-complex="14pt" fo:background-color="#F8F8F8" fo:language="en" fo:country="US"/>
    </style:style>
    <style:style style:name="P74" style:parent-style-name="Sansinterligne" style:family="paragraph">
      <style:paragraph-properties fo:margin-left="0.25in">
        <style:tab-stops/>
      </style:paragraph-properties>
    </style:style>
    <style:style style:name="T7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0" style:parent-style-name="Policepardéfaut" style:family="text">
      <style:text-properties fo:font-size="14pt" style:font-size-asian="14pt" style:font-size-complex="14pt" fo:language="en" fo:country="US"/>
    </style:style>
    <style:style style:name="T11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2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P12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3" style:parent-style-name="Sansinterligne" style:family="paragraph">
      <style:text-properties fo:font-size="14pt" style:font-size-asian="14pt" style:font-size-complex="14pt" fo:language="en" fo:country="US"/>
    </style:style>
    <style:style style:name="P124" style:parent-style-name="Sansinterligne" style:family="paragraph">
      <style:text-properties fo:font-size="14pt" style:font-size-asian="14pt" style:font-size-complex="14pt" fo:language="en" fo:country="US"/>
    </style:style>
    <style:style style:name="P12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6" style:parent-style-name="Sansinterligne" style:family="paragraph">
      <style:text-properties fo:font-size="14pt" style:font-size-asian="14pt" style:font-size-complex="14pt" fo:language="en" fo:country="US"/>
    </style:style>
    <style:style style:name="P127" style:parent-style-name="Sansinterligne" style:family="paragraph">
      <style:text-properties fo:font-size="14pt" style:font-size-asian="14pt" style:font-size-complex="14pt" fo:language="en" fo:country="US"/>
    </style:style>
    <style:style style:name="P128" style:parent-style-name="Sansinterligne" style:family="paragraph">
      <style:text-properties fo:font-size="14pt" style:font-size-asian="14pt" style:font-size-complex="14pt" fo:language="en" fo:country="US"/>
    </style:style>
    <style:style style:name="P129" style:parent-style-name="Sansinterligne" style:family="paragraph">
      <style:text-properties fo:font-size="14pt" style:font-size-asian="14pt" style:font-size-complex="14pt" fo:language="en" fo:country="US"/>
    </style:style>
    <style:style style:name="P130" style:parent-style-name="Sansinterligne" style:family="paragraph">
      <style:text-properties fo:font-size="14pt" style:font-size-asian="14pt" style:font-size-complex="14pt" fo:language="en" fo:country="US"/>
    </style:style>
    <style:style style:name="P131" style:parent-style-name="Sansinterligne" style:family="paragraph">
      <style:text-properties fo:font-size="14pt" style:font-size-asian="14pt" style:font-size-complex="14pt" fo:language="en" fo:country="US"/>
    </style:style>
    <style:style style:name="P132" style:parent-style-name="Sansinterligne" style:family="paragraph">
      <style:text-properties fo:font-size="14pt" style:font-size-asian="14pt" style:font-size-complex="14pt" fo:language="en" fo:country="US"/>
    </style:style>
    <style:style style:name="P13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4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T135" style:parent-style-name="Policepardéfaut" style:family="text">
      <style:text-properties style:font-name="Segoe UI" style:font-name-complex="Segoe UI" fo:color="#141414" fo:font-size="11.5pt" style:font-size-asian="11.5pt" style:font-size-complex="11.5pt" fo:language="en" fo:country="US"/>
    </style:style>
    <style:style style:name="T136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7" style:parent-style-name="Sansinterligne" style:family="paragraph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9" style:parent-style-name="Sansinterligne" style:family="paragraph">
      <style:text-properties fo:font-size="14pt" style:font-size-asian="14pt" style:font-size-complex="14pt" fo:language="en" fo:country="US"/>
    </style:style>
    <style:style style:name="P140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2" style:parent-style-name="Sansinterligne" style:family="paragraph">
      <style:text-properties fo:font-size="14pt" style:font-size-asian="14pt" style:font-size-complex="14pt" fo:language="en" fo:country="US"/>
    </style:style>
    <style:style style:name="P143" style:parent-style-name="Sansinterligne" style:family="paragraph">
      <style:text-properties fo:font-size="14pt" style:font-size-asian="14pt" style:font-size-complex="14pt" fo:language="en" fo:country="US"/>
    </style:style>
    <style:style style:name="P144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6" style:parent-style-name="Sansinterligne" style:family="paragraph">
      <style:text-properties fo:font-size="12pt" style:font-size-asian="12pt" style:font-size-complex="12pt" fo:language="en" fo:country="US"/>
    </style:style>
    <style:style style:name="P147" style:parent-style-name="Sansinterligne" style:family="paragraph">
      <style:text-properties fo:font-size="14pt" style:font-size-asian="14pt" style:font-size-complex="14pt" fo:language="en" fo:country="US"/>
    </style:style>
    <style:style style:name="P148" style:parent-style-name="Sansinterligne" style:family="paragraph">
      <style:text-properties fo:font-size="14pt" style:font-size-asian="14pt" style:font-size-complex="14pt" fo:language="en" fo:country="US"/>
    </style:style>
    <style:style style:name="P149" style:parent-style-name="Sansinterligne" style:family="paragraph">
      <style:text-properties fo:font-size="14pt" style:font-size-asian="14pt" style:font-size-complex="14pt" fo:language="en" fo:country="US"/>
    </style:style>
    <style:style style:name="P150" style:parent-style-name="Sansinterligne" style:family="paragraph">
      <style:text-properties fo:font-size="14pt" style:font-size-asian="14pt" style:font-size-complex="14pt" fo:language="en" fo:country="US"/>
    </style:style>
    <style:style style:name="P151" style:parent-style-name="Sansinterligne" style:family="paragraph">
      <style:text-properties fo:font-size="14pt" style:font-size-asian="14pt" style:font-size-complex="14pt" fo:language="en" fo:country="US"/>
    </style:style>
    <style:style style:name="P1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3" style:parent-style-name="Sansinterligne" style:family="paragraph">
      <style:text-properties fo:font-size="14pt" style:font-size-asian="14pt" style:font-size-complex="14pt" fo:language="en" fo:country="US"/>
    </style:style>
    <style:style style:name="P154" style:parent-style-name="Sansinterligne" style:family="paragraph">
      <style:text-properties fo:font-size="14pt" style:font-size-asian="14pt" style:font-size-complex="14pt" fo:language="en" fo:country="US"/>
    </style:style>
    <style:style style:name="P155" style:parent-style-name="Sansinterligne" style:family="paragraph">
      <style:text-properties fo:font-size="14pt" style:font-size-asian="14pt" style:font-size-complex="14pt" fo:language="en" fo:country="US"/>
    </style:style>
    <style:style style:name="P156" style:parent-style-name="Sansinterligne" style:family="paragraph">
      <style:text-properties fo:font-size="14pt" style:font-size-asian="14pt" style:font-size-complex="14pt" fo:language="en" fo:country="US"/>
    </style:style>
    <style:style style:name="P157" style:parent-style-name="Sansinterligne" style:family="paragraph">
      <style:text-properties fo:font-size="14pt" style:font-size-asian="14pt" style:font-size-complex="14pt" fo:language="en" fo:country="US"/>
    </style:style>
    <style:style style:name="P158" style:parent-style-name="Sansinterligne" style:family="paragraph">
      <style:text-properties fo:font-size="14pt" style:font-size-asian="14pt" style:font-size-complex="14pt" fo:language="en" fo:country="US"/>
    </style:style>
    <style:style style:name="P159" style:parent-style-name="Sansinterligne" style:family="paragraph">
      <style:text-properties fo:font-size="14pt" style:font-size-asian="14pt" style:font-size-complex="14pt" fo:language="en" fo:country="US"/>
    </style:style>
    <style:style style:name="P16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1" style:parent-style-name="Sansinterligne" style:family="paragraph">
      <style:text-properties fo:font-size="14pt" style:font-size-asian="14pt" style:font-size-complex="14pt" fo:language="en" fo:country="US"/>
    </style:style>
    <style:style style:name="P162" style:parent-style-name="Sansinterligne" style:family="paragraph">
      <style:text-properties fo:font-size="14pt" style:font-size-asian="14pt" style:font-size-complex="14pt" fo:language="en" fo:country="US"/>
    </style:style>
    <style:style style:name="P163" style:parent-style-name="Sansinterligne" style:family="paragraph">
      <style:text-properties fo:font-size="14pt" style:font-size-asian="14pt" style:font-size-complex="14pt" fo:language="en" fo:country="US"/>
    </style:style>
    <style:style style:name="P164" style:parent-style-name="Sansinterligne" style:family="paragraph">
      <style:text-properties fo:font-size="14pt" style:font-size-asian="14pt" style:font-size-complex="14pt" fo:language="en" fo:country="US"/>
    </style:style>
    <style:style style:name="P165" style:parent-style-name="Sansinterligne" style:family="paragraph">
      <style:text-properties fo:font-size="14pt" style:font-size-asian="14pt" style:font-size-complex="14pt" fo:language="en" fo:country="US"/>
    </style:style>
    <style:style style:name="P16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7" style:parent-style-name="Sansinterligne" style:family="paragraph">
      <style:text-properties fo:font-size="14pt" style:font-size-asian="14pt" style:font-size-complex="14pt" fo:language="en" fo:country="US"/>
    </style:style>
    <style:style style:name="P168" style:parent-style-name="Sansinterligne" style:family="paragraph">
      <style:text-properties fo:font-size="14pt" style:font-size-asian="14pt" style:font-size-complex="14pt" fo:language="en" fo:country="US"/>
    </style:style>
    <style:style style:name="P169" style:parent-style-name="Sansinterligne" style:family="paragraph">
      <style:text-properties fo:font-size="14pt" style:font-size-asian="14pt" style:font-size-complex="14pt" fo:language="en" fo:country="US"/>
    </style:style>
    <style:style style:name="P170" style:parent-style-name="Sansinterligne" style:family="paragraph">
      <style:text-properties fo:font-size="14pt" style:font-size-asian="14pt" style:font-size-complex="14pt" fo:language="en" fo:country="US"/>
    </style:style>
    <style:style style:name="P171" style:parent-style-name="Sansinterligne" style:family="paragraph">
      <style:text-properties fo:font-size="14pt" style:font-size-asian="14pt" style:font-size-complex="14pt" fo:language="en" fo:country="US"/>
    </style:style>
    <style:style style:name="P17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3" style:parent-style-name="Sansinterligne" style:family="paragraph">
      <style:text-properties fo:font-size="14pt" style:font-size-asian="14pt" style:font-size-complex="14pt" fo:language="en" fo:country="US"/>
    </style:style>
    <style:style style:name="P174" style:parent-style-name="Sansinterligne" style:family="paragraph">
      <style:text-properties fo:font-size="14pt" style:font-size-asian="14pt" style:font-size-complex="14pt" fo:language="en" fo:country="US"/>
    </style:style>
    <style:style style:name="P175" style:parent-style-name="Sansinterligne" style:family="paragraph">
      <style:text-properties fo:font-size="14pt" style:font-size-asian="14pt" style:font-size-complex="14pt" fo:language="en" fo:country="US"/>
    </style:style>
    <style:style style:name="P17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7" style:parent-style-name="Sansinterligne" style:family="paragraph">
      <style:text-properties fo:font-size="14pt" style:font-size-asian="14pt" style:font-size-complex="14pt" fo:language="en" fo:country="US"/>
    </style:style>
    <style:style style:name="P178" style:parent-style-name="Sansinterligne" style:family="paragraph">
      <style:text-properties fo:font-size="14pt" style:font-size-asian="14pt" style:font-size-complex="14pt" fo:language="en" fo:country="US"/>
    </style:style>
    <style:style style:name="P179" style:parent-style-name="Sansinterligne" style:family="paragraph">
      <style:text-properties fo:font-size="14pt" style:font-size-asian="14pt" style:font-size-complex="14pt" fo:language="en" fo:country="US"/>
    </style:style>
    <style:style style:name="P18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1" style:parent-style-name="Sansinterligne" style:family="paragraph">
      <style:text-properties fo:font-size="14pt" style:font-size-asian="14pt" style:font-size-complex="14pt" fo:language="en" fo:country="US"/>
    </style:style>
    <style:style style:name="P182" style:parent-style-name="Sansinterligne" style:family="paragraph">
      <style:text-properties fo:language="en" fo:country="US"/>
    </style:style>
  </office:automatic-styles>
  <office:body>
    <office:text text:use-soft-page-breaks="true">
      <text:p text:style-name="P1">Credits</text:p>
      <text:p text:style-name="P2"/>
      <text:p text:style-name="P3">Team</text:p>
      <text:p text:style-name="P4"/>
      <text:p text:style-name="P5">Grogro (lead dev)</text:p>
      <text:p text:style-name="P6">Boony (graphics leader)</text:p>
      <text:p text:style-name="P7"/>
      <text:p text:style-name="P8">Testers</text:p>
      <text:p text:style-name="P9">Eskiss</text:p>
      <text:p text:style-name="P10"/>
      <text:p text:style-name="P11">Scripts</text:p>
      <text:p text:style-name="P12"/>
      <text:p text:style-name="P13">Things I made for this game</text:p>
      <text:p text:style-name="P14">Clone trainer Plugin</text:p>
      <text:p text:style-name="P15">Ultimate Move Tutor</text:p>
      <text:p text:style-name="P16"/>
      <text:p text:style-name="P17"/>
      <text:p text:style-name="P18">Mid Battle Dialogue</text:p>
      <text:p text:style-name="P19">Golisopod User, Luka SJ</text:p>
      <text:p text:style-name="P20">Ported to v21 by me</text:p>
      <text:p text:style-name="P21"/>
      <text:p text:style-name="P22">Evolution scaling script</text:p>
      <text:p text:style-name="P23">Benitex, Joltik, Umbreon<text:s/></text:p>
      <text:p text:style-name="P24"/>
      <text:p text:style-name="Sansinterligne"><text:span text:style-name="T25">Pokémon selection</text:span></text:p>
      <text:p text:style-name="P26">FL</text:p>
      <text:p text:style-name="P27"/>
      <text:p text:style-name="P28">Hm Items</text:p>
      <text:p text:style-name="P29">Bergium</text:p>
      <text:p text:style-name="P30">TechSkylander</text:p>
      <text:p text:style-name="P31">Moyo</text:p>
      <text:p text:style-name="P32">Marin</text:p>
      <text:p text:style-name="P33"/>
      <text:p text:style-name="P34">Nuzlocke permadeath</text:p>
      <text:p text:style-name="P35">NettoHikari</text:p>
      <text:p text:style-name="P36"/>
      <text:p text:style-name="P37">Speed UP</text:p>
      <text:p text:style-name="P38">Marin (og speed up script)</text:p>
      <text:soft-page-break/>
      <text:p text:style-name="P39">Phantombass (19.1 version)</text:p>
      <text:p text:style-name="P40">Mashirosakura</text:p>
      <text:p text:style-name="P41">Golisopod User</text:p>
      <text:p text:style-name="P42">D0vid (v21.1 version)</text:p>
      <text:p text:style-name="P43"/>
      <text:p text:style-name="P44">iV and eV allocator</text:p>
      <text:p text:style-name="P45">DemICE</text:p>
      <text:p text:style-name="P46"/>
      <text:p text:style-name="P47"/>
      <text:p text:style-name="P48">Mart Recommandations</text:p>
      <text:p text:style-name="P49">LuxDiablo</text:p>
      <text:p text:style-name="P50">TechSkylander518</text:p>
      <text:p text:style-name="P51"/>
      <text:p text:style-name="P52">Random Pokemon Selector</text:p>
      <text:p text:style-name="P53">ThatWelshOne_</text:p>
      <text:p text:style-name="P54"/>
      <text:p text:style-name="P55">SOS battles</text:p>
      <text:p text:style-name="P56">Thatonekriegerwriter</text:p>
      <text:p text:style-name="P57">Vendily (For Original Script)</text:p>
      <text:p text:style-name="P58"><text:s/>SoloReprise (for v19 Update)</text:p>
      <text:p text:style-name="P59"/>
      <text:p text:style-name="P60">Animations: Gen 8 move animation project</text:p>
      <text:p text:style-name="P61">Project lead by StCooler.</text:p>
      <text:p text:style-name="P62">Contributors: StCooler, DarryBD99, WolfPP, ardicoozer, riddlemeree.</text:p>
      <text:p text:style-name="P63">Thanks to the Reborn team for letting people use their resources. You are awesome.</text:p>
      <text:p text:style-name="P64">Thanks to BellBlitzKing for his Pokemon Sound Effects Pack: Gen 1 to Gen 7 - All Attacks SFX.</text:p>
      <text:p text:style-name="P65"/>
      <text:p text:style-name="P66">Graphics</text:p>
      <text:p text:style-name="P67"/>
      <text:p text:style-name="P68">Eyes Animation</text:p>
      <text:p text:style-name="P69">From Pokémon Nightshade</text:p>
      <text:p text:style-name="P70"/>
      <text:p text:style-name="P71">Tilesets</text:p>
      <text:p text:style-name="P72"/>
      <text:list text:style-name="LFO1" text:continue-numbering="true">
        <text:list-item>
          <text:p text:style-name="P73">Ekat</text:p>
        </text:list-item>
      </text:list>
      <text:p text:style-name="P74"><text:span text:style-name="T75">2. Heartless Dragoon</text:span><text:span text:style-name="T76"><text:line-break/></text:span><text:span text:style-name="T77">3. Morlockhater</text:span><text:span text:style-name="T78"><text:line-break/></text:span><text:soft-page-break/><text:span text:style-name="T79">4. Nemu</text:span><text:span text:style-name="T80"><text:line-break/></text:span><text:span text:style-name="T81">5. Ross Hawkins</text:span><text:span text:style-name="T82"><text:line-break/></text:span><text:span text:style-name="T83">6. Pokemon Dawn</text:span><text:span text:style-name="T84"><text:line-break/></text:span><text:span text:style-name="T85">7. Slimshady</text:span><text:span text:style-name="T86"><text:line-break/></text:span><text:span text:style-name="T87">8. Thedeadheroalistar</text:span><text:span text:style-name="T88"><text:line-break/></text:span><text:span text:style-name="T89">9. The-Red-Ex</text:span><text:span text:style-name="T90"><text:line-break/></text:span><text:span text:style-name="T91">10. Vurtax</text:span><text:span text:style-name="T92"><text:line-break/></text:span><text:span text:style-name="T93">11. Zein</text:span><text:span text:style-name="T94"><text:line-break/></text:span><text:span text:style-name="T95">12. Redblueyellow</text:span><text:span text:style-name="T96"><text:line-break/></text:span><text:span text:style-name="T97">13. Fabnt</text:span><text:span text:style-name="T98"><text:line-break/></text:span><text:span text:style-name="T99">14. War8</text:span><text:span text:style-name="T100"><text:line-break/></text:span><text:span text:style-name="T101">15. Dragoon</text:span><text:span text:style-name="T102"><text:line-break/></text:span><text:span text:style-name="T103">16. Silverdeoxys563</text:span><text:span text:style-name="T104"><text:line-break/></text:span><text:span text:style-name="T105">17. SteamyJ</text:span><text:span text:style-name="T106"><text:line-break/></text:span><text:span text:style-name="T107">18. Anonalpaca</text:span><text:span text:style-name="T108"><text:line-break/></text:span><text:span text:style-name="T109">19. Pokémon Rejuvenation and<text:s/></text:span><text:span text:style-name="T110">Pokémon Reborn team</text:span><text:span text:style-name="T111"><text:line-break/></text:span><text:span text:style-name="T112">20. Puggsoy</text:span><text:span text:style-name="T113"><text:line-break/></text:span><text:span text:style-name="T114">21. Aveontrainer</text:span><text:span text:style-name="T115"><text:line-break/></text:span><text:span text:style-name="T116">22. Idillio</text:span><text:span text:style-name="T117"><text:line-break/></text:span><text:span text:style-name="T118">23. Dasani</text:span><text:span text:style-name="T119"><text:line-break/></text:span><text:span text:style-name="T120">24. Shyin</text:span></text:p>
      <text:p text:style-name="P121"/>
      <text:p text:style-name="P122">Looker sprites</text:p>
      <text:p text:style-name="P123">papurikagakusyu (Papurika)</text:p>
      <text:p text:style-name="P124"/>
      <text:p text:style-name="P125">gen 4 overworlds trainers in gen 3 style</text:p>
      <text:p text:style-name="P126">Dewitty<text:s/></text:p>
      <text:p text:style-name="P127">Bulbapedia.Bulbagarden.net<text:s/></text:p>
      <text:p text:style-name="P128">Chocosrawloid</text:p>
      <text:p text:style-name="P129">Kymotonian</text:p>
      <text:p text:style-name="P130">milomilotic11</text:p>
      <text:p text:style-name="P131">Neo-Spriteman</text:p>
      <text:p text:style-name="P132"/>
      <text:p text:style-name="P133">Items overworld sprites</text:p>
      <text:p text:style-name="Sansinterligne"><text:span text:style-name="T134">Wergan</text:span><text:span text:style-name="T135"><text:line-break/></text:span><text:span text:style-name="T136">ImZero</text:span></text:p>
      <text:p text:style-name="P137"/>
      <text:p text:style-name="P138">Ultra Wormhole sprite</text:p>
      <text:p text:style-name="P139">Monika</text:p>
      <text:p text:style-name="P140"/>
      <text:soft-page-break/>
      <text:p text:style-name="P141">Armored mewtwo</text:p>
      <text:p text:style-name="P142">Othienka</text:p>
      <text:p text:style-name="P143"/>
      <text:p text:style-name="P144">Gen 8 pack</text:p>
      <text:p text:style-name="P145">Battler Sprites:</text:p>
      <text:p text:style-name="P146"/>
      <text:p text:style-name="P147">Gen 1-5 Pokemon Sprites <text:s text:c="5"/>- veekun</text:p>
      <text:p text:style-name="P148">Gen 6 Pokemon Sprites <text:s text:c="7"/>- All Contributors To Smogon X/Y Sprite Project</text:p>
      <text:p text:style-name="P149">Gen 7 Pokemon Sprites <text:s text:c="7"/>- All Contributors To Smogon Sun/Moon Sprite Project</text:p>
      <text:p text:style-name="P150">Gen 8 Pokemon Sprites <text:s text:c="7"/>- All Contributors To Smogon <text:s/>Sword/Shield Sprite Project</text:p>
      <text:p text:style-name="P151"/>
      <text:p text:style-name="P152">Overworld Sprites</text:p>
      <text:p text:style-name="P153"/>
      <text:p text:style-name="P154">Gen 6+ Berry Tree Overworlds - Anarlaurendil</text:p>
      <text:p text:style-name="P155">Gen 6 Pokemon Overworlds <text:s text:c="4"/>- princess-pheonix, LunarDusk, Wolfang62, TintjeMadelintje101, piphybuilder88</text:p>
      <text:p text:style-name="P156">Gen 7 Pokemon Overworlds <text:s text:c="4"/>- Larry Turbo, princess-pheonix</text:p>
      <text:p text:style-name="P157">Gen 8 Pokemon Overworlds <text:s text:c="4"/>- SageDeoxys, Wolfang62, LarryTurbo, tammyclaydon</text:p>
      <text:p text:style-name="P158">Gen 1-5 Pokemon Overworlds <text:s text:c="2"/>- MissingLukey, help-14, Kymoyonian, cSc-A7X, 2and2makes5, Pokegirl4ever, Fernandojl, Silver-Skies, TyranitarDark, Getsuei-H, Kid1513, Milomilotic11, Kyt666, kdiamo11, Chocosrawlooid, Syledude, Gallanty, Gizamimi-Pichu, 2and2makes5, Zyon17,LarryTurbo, spritesstealer, LarryTurbo</text:p>
      <text:p text:style-name="P159"/>
      <text:p text:style-name="P160">Icon Sprites</text:p>
      <text:p text:style-name="P161"/>
      <text:p text:style-name="P162">Gen 1-6 Pokemon Icon Sprites - Alaguesia</text:p>
      <text:p text:style-name="P163">Gen 7 Pokemon Icon Sprites <text:s text:c="2"/>- Marin, MapleBranchWing, Contributors to the DS Styled Gen 7+ Repository</text:p>
      <text:p text:style-name="P164">Gen 8 Icon Sprites <text:s text:c="10"/>- Larry Turbo, Leparagon</text:p>
      <text:p text:style-name="P165"/>
      <text:p text:style-name="P166">Cry Credits:</text:p>
      <text:p text:style-name="P167"/>
      <text:p text:style-name="P168">Gen 1-6 Pokemon Cries <text:s text:c="7"/>- Rhyden</text:p>
      <text:p text:style-name="P169">Gen 7 Pokemon Cries <text:s text:c="9"/>- Marin, Rhyden</text:p>
      <text:p text:style-name="P170">Gen 8 Pokemon Cries <text:s text:c="9"/>- Zeak6464</text:p>
      <text:p text:style-name="P171"/>
      <text:soft-page-break/>
      <text:p text:style-name="P172">Script Credits:</text:p>
      <text:p text:style-name="P173"/>
      <text:p text:style-name="P174">Golisopod User, Luka S.J.</text:p>
      <text:p text:style-name="P175"/>
      <text:p text:style-name="P176">Compilation of Resources:</text:p>
      <text:p text:style-name="P177"/>
      <text:p text:style-name="P178">Golisopod User, UberDunsparce</text:p>
      <text:p text:style-name="P179"/>
      <text:p text:style-name="P180">Thanks to</text:p>
      <text:p text:style-name="P181">Earth<text:s/>for their feedback</text:p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watrinet</meta:initial-creator>
    <dc:creator>quentin watrinet</dc:creator>
    <meta:creation-date>2022-08-10T16:03:00Z</meta:creation-date>
    <dc:date>2023-11-24T13:45:00Z</dc:date>
    <meta:template xlink:href="Normal" xlink:type="simple"/>
    <meta:editing-cycles>13</meta:editing-cycles>
    <meta:editing-duration>PT4200S</meta:editing-duration>
    <meta:document-statistic meta:page-count="5" meta:paragraph-count="6" meta:word-count="479" meta:character-count="3113" meta:row-count="22" meta:non-whitespace-character-count="2640"/>
  </office:meta>
</office:document-meta>
</file>